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e74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b79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160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918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4">4</text:span><text:span text:style-name="T3">.</text:span><text:span text:style-name="T5">3</text:span><text:span text:style-name="T1">. </text:span><text:span text:style-name="T6">Transforma</text:span><text:span text:style-name="T7">r las</text:span><text:span text:style-name="T5"> letra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8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5T18:51:26.956000000</dc:date>
    <meta:editing-duration>PT18M27S</meta:editing-duration>
    <meta:editing-cycles>35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8" meta:character-count="64" meta:non-whitespace-character-count="59"/>
  </office:meta>
</office:document-meta>
</file>